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sk1" table:style-name="ta1">
        <table:shapes>
          <draw:frame draw:z-index="0" draw:style-name="gr1" draw:text-style-name="P1" svg:width="749.25pt" svg:height="498.44pt" svg:x="337.95pt" svg:y="15.82pt">
            <loext:p draw:notify-on-update-of-ranges="task1.A3:task1.A8 task1.B1:task1.B2 task1.B3:task1.B8 task1.C1:task1.C2 task1.C3:task1.C8 task1.D1:task1.D2 task1.D3:task1.D8 task1.E1:task1.E2 task1.E3:task1.E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TEXTCZ1</text:p>
          </table:table-cell>
          <table:table-cell table:number-columns-repeated="2" office:value-type="string" calcext:value-type="string">
            <text:p>TEXTEN1</text:p>
          </table:table-cell>
        </table:table-row>
        <table:table-row table:style-name="ro1">
          <table:table-cell/>
          <table:table-cell office:value-type="string" calcext:value-type="string">
            <text:p>Word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Chars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.637704" calcext:value-type="float">
            <text:p>4.637704</text:p>
          </table:table-cell>
          <table:table-cell office:value-type="float" office:value="4.014189" calcext:value-type="float">
            <text:p>4.014189</text:p>
          </table:table-cell>
          <table:table-cell office:value-type="float" office:value="5.457731" calcext:value-type="float">
            <text:p>5.457731</text:p>
          </table:table-cell>
          <table:table-cell office:value-type="float" office:value="4.736937" calcext:value-type="float">
            <text:p>4.73693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.698542" calcext:value-type="float">
            <text:p>4.698542</text:p>
          </table:table-cell>
          <table:table-cell office:value-type="float" office:value="4.342041" calcext:value-type="float">
            <text:p>4.342041</text:p>
          </table:table-cell>
          <table:table-cell office:value-type="float" office:value="5.380456" calcext:value-type="float">
            <text:p>5.380456</text:p>
          </table:table-cell>
          <table:table-cell office:value-type="float" office:value="5.06001" calcext:value-type="float">
            <text:p>5.060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.739497" calcext:value-type="float">
            <text:p>4.739497</text:p>
          </table:table-cell>
          <table:table-cell office:value-type="float" office:value="4.660191" calcext:value-type="float">
            <text:p>4.660191</text:p>
          </table:table-cell>
          <table:table-cell office:value-type="float" office:value="5.306357" calcext:value-type="float">
            <text:p>5.306357</text:p>
          </table:table-cell>
          <table:table-cell office:value-type="float" office:value="5.250353" calcext:value-type="float">
            <text:p>5.25035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4.746873" calcext:value-type="float">
            <text:p>4.746873</text:p>
          </table:table-cell>
          <table:table-cell office:value-type="float" office:value="4.739415" calcext:value-type="float">
            <text:p>4.739415</text:p>
          </table:table-cell>
          <table:table-cell office:value-type="float" office:value="5.289587" calcext:value-type="float">
            <text:p>5.289587</text:p>
          </table:table-cell>
          <table:table-cell office:value-type="float" office:value="5.285097" calcext:value-type="float">
            <text:p>5.285097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4.747765" calcext:value-type="float">
            <text:p>4.747765</text:p>
          </table:table-cell>
          <table:table-cell office:value-type="float" office:value="4.747159" calcext:value-type="float">
            <text:p>4.747159</text:p>
          </table:table-cell>
          <table:table-cell office:value-type="float" office:value="5.287578" calcext:value-type="float">
            <text:p>5.287578</text:p>
          </table:table-cell>
          <table:table-cell office:value-type="float" office:value="5.28738" calcext:value-type="float">
            <text:p>5.2873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4.747863" calcext:value-type="float">
            <text:p>4.747863</text:p>
          </table:table-cell>
          <table:table-cell office:value-type="float" office:value="4.74782" calcext:value-type="float">
            <text:p>4.74782</text:p>
          </table:table-cell>
          <table:table-cell office:value-type="float" office:value="5.287483" calcext:value-type="float">
            <text:p>5.287483</text:p>
          </table:table-cell>
          <table:table-cell office:value-type="float" office:value="5.287449" calcext:value-type="float">
            <text:p>5.287449</text:p>
          </table:table-cell>
        </table:table-row>
      </table:table>
      <table:table table:name="task2_en" table:style-name="ta1">
        <table:shapes>
          <draw:frame draw:z-index="0" draw:style-name="gr1" draw:text-style-name="P1" svg:width="955.3pt" svg:height="536.85pt" svg:x="320.8pt" svg:y="0.77pt">
            <loext:p draw:notify-on-update-of-ranges="task2_en.A2:task2_en.A22 task2_en.B1:task2_en.B1 task2_en.B2:task2_en.B22 task2_en.C1:task2_en.C1 task2_en.C2:task2_en.C22 task2_en.D1:task2_en.D1 task2_en.D2:task2_en.D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 office:value-type="string" calcext:value-type="string">
            <text:p>original</text:p>
          </table:table-cell>
          <table:table-cell office:value-type="string" calcext:value-type="string">
            <text:p>increased l3</text:p>
          </table:table-cell>
          <table:table-cell table:style-name="Default" office:value-type="string" calcext:value-type="string">
            <text:p>decreased l3</text:p>
          </table:table-cell>
        </table:table-row>
        <table:table-row table:style-name="ro1">
          <table:table-cell office:value-type="string" calcext:value-type="string">
            <text:p>+10%</text:p>
          </table:table-cell>
          <table:table-cell office:value-type="float" office:value="7.468154" calcext:value-type="float">
            <text:p>7.468154</text:p>
          </table:table-cell>
          <table:table-cell office:value-type="float" office:value="7.469738" calcext:value-type="float">
            <text:p>7.469738</text:p>
          </table:table-cell>
          <table:table-cell table:style-name="Default"/>
        </table:table-row>
        <table:table-row table:style-name="ro1">
          <table:table-cell office:value-type="string" calcext:value-type="string">
            <text:p>+20%</text:p>
          </table:table-cell>
          <table:table-cell office:value-type="float" office:value="7.468154" calcext:value-type="float">
            <text:p>7.468154</text:p>
          </table:table-cell>
          <table:table-cell office:value-type="float" office:value="7.496635" calcext:value-type="float">
            <text:p>7.496635</text:p>
          </table:table-cell>
          <table:table-cell table:style-name="Default"/>
        </table:table-row>
        <table:table-row table:style-name="ro1">
          <table:table-cell office:value-type="string" calcext:value-type="string">
            <text:p>+30%</text:p>
          </table:table-cell>
          <table:table-cell office:value-type="float" office:value="7.468154" calcext:value-type="float">
            <text:p>7.468154</text:p>
          </table:table-cell>
          <table:table-cell office:value-type="float" office:value="7.546413" calcext:value-type="float">
            <text:p>7.546413</text:p>
          </table:table-cell>
          <table:table-cell table:style-name="Default"/>
        </table:table-row>
        <table:table-row table:style-name="ro1">
          <table:table-cell office:value-type="string" calcext:value-type="string">
            <text:p>+40%</text:p>
          </table:table-cell>
          <table:table-cell office:value-type="float" office:value="7.468154" calcext:value-type="float">
            <text:p>7.468154</text:p>
          </table:table-cell>
          <table:table-cell office:value-type="float" office:value="7.620124" calcext:value-type="float">
            <text:p>7.620124</text:p>
          </table:table-cell>
          <table:table-cell table:style-name="Default"/>
        </table:table-row>
        <table:table-row table:style-name="ro1">
          <table:table-cell office:value-type="string" calcext:value-type="string">
            <text:p>+50%</text:p>
          </table:table-cell>
          <table:table-cell office:value-type="float" office:value="7.468154" calcext:value-type="float">
            <text:p>7.468154</text:p>
          </table:table-cell>
          <table:table-cell office:value-type="float" office:value="7.721969" calcext:value-type="float">
            <text:p>7.721969</text:p>
          </table:table-cell>
          <table:table-cell table:style-name="Default"/>
        </table:table-row>
        <table:table-row table:style-name="ro1">
          <table:table-cell office:value-type="string" calcext:value-type="string">
            <text:p>+60%</text:p>
          </table:table-cell>
          <table:table-cell office:value-type="float" office:value="7.468154" calcext:value-type="float">
            <text:p>7.468154</text:p>
          </table:table-cell>
          <table:table-cell office:value-type="float" office:value="7.860674" calcext:value-type="float">
            <text:p>7.860674</text:p>
          </table:table-cell>
          <table:table-cell table:style-name="Default"/>
        </table:table-row>
        <table:table-row table:style-name="ro1">
          <table:table-cell office:value-type="string" calcext:value-type="string">
            <text:p>+70%</text:p>
          </table:table-cell>
          <table:table-cell office:value-type="float" office:value="7.468154" calcext:value-type="float">
            <text:p>7.468154</text:p>
          </table:table-cell>
          <table:table-cell office:value-type="float" office:value="8.053792" calcext:value-type="float">
            <text:p>8.053792</text:p>
          </table:table-cell>
          <table:table-cell table:style-name="Default"/>
        </table:table-row>
        <table:table-row table:style-name="ro1">
          <table:table-cell office:value-type="string" calcext:value-type="string">
            <text:p>+80%</text:p>
          </table:table-cell>
          <table:table-cell office:value-type="float" office:value="7.468154" calcext:value-type="float">
            <text:p>7.468154</text:p>
          </table:table-cell>
          <table:table-cell office:value-type="float" office:value="8.341477" calcext:value-type="float">
            <text:p>8.341477</text:p>
          </table:table-cell>
          <table:table-cell table:style-name="Default"/>
        </table:table-row>
        <table:table-row table:style-name="ro1">
          <table:table-cell office:value-type="string" calcext:value-type="string">
            <text:p>+90%</text:p>
          </table:table-cell>
          <table:table-cell office:value-type="float" office:value="7.468154" calcext:value-type="float">
            <text:p>7.468154</text:p>
          </table:table-cell>
          <table:table-cell office:value-type="float" office:value="8.850705" calcext:value-type="float">
            <text:p>8.850705</text:p>
          </table:table-cell>
          <table:table-cell table:style-name="Default"/>
        </table:table-row>
        <table:table-row table:style-name="ro1">
          <table:table-cell office:value-type="string" calcext:value-type="string">
            <text:p>+95%</text:p>
          </table:table-cell>
          <table:table-cell office:value-type="float" office:value="7.468154" calcext:value-type="float">
            <text:p>7.468154</text:p>
          </table:table-cell>
          <table:table-cell office:value-type="float" office:value="9.362038" calcext:value-type="float">
            <text:p>9.362038</text:p>
          </table:table-cell>
          <table:table-cell table:style-name="Default"/>
        </table:table-row>
        <table:table-row table:style-name="ro1">
          <table:table-cell office:value-type="string" calcext:value-type="string">
            <text:p>+99%</text:p>
          </table:table-cell>
          <table:table-cell office:value-type="float" office:value="7.468154" calcext:value-type="float">
            <text:p>7.468154</text:p>
          </table:table-cell>
          <table:table-cell office:value-type="float" office:value="10.501043" calcext:value-type="float">
            <text:p>10.501043</text:p>
          </table:table-cell>
          <table:table-cell table:style-name="Default"/>
        </table:table-row>
        <table:table-row table:style-name="ro1">
          <table:table-cell office:value-type="string" calcext:value-type="string">
            <text:p>90%</text:p>
          </table:table-cell>
          <table:table-cell office:value-type="float" office:value="7.468154" calcext:value-type="float">
            <text:p>7.468154</text:p>
          </table:table-cell>
          <table:table-cell/>
          <table:table-cell table:style-name="Default" office:value-type="float" office:value="7.471996" calcext:value-type="float">
            <text:p>7.471996</text:p>
          </table:table-cell>
        </table:table-row>
        <table:table-row table:style-name="ro1">
          <table:table-cell office:value-type="string" calcext:value-type="string">
            <text:p>80%</text:p>
          </table:table-cell>
          <table:table-cell office:value-type="float" office:value="7.468154" calcext:value-type="float">
            <text:p>7.468154</text:p>
          </table:table-cell>
          <table:table-cell/>
          <table:table-cell table:style-name="Default" office:value-type="float" office:value="7.477708" calcext:value-type="float">
            <text:p>7.477708</text:p>
          </table:table-cell>
        </table:table-row>
        <table:table-row table:style-name="ro1">
          <table:table-cell office:value-type="string" calcext:value-type="string">
            <text:p>70%</text:p>
          </table:table-cell>
          <table:table-cell office:value-type="float" office:value="7.468154" calcext:value-type="float">
            <text:p>7.468154</text:p>
          </table:table-cell>
          <table:table-cell/>
          <table:table-cell table:style-name="Default" office:value-type="float" office:value="7.485535" calcext:value-type="float">
            <text:p>7.485535</text:p>
          </table:table-cell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7.468154" calcext:value-type="float">
            <text:p>7.468154</text:p>
          </table:table-cell>
          <table:table-cell/>
          <table:table-cell table:style-name="Default" office:value-type="float" office:value="7.495815" calcext:value-type="float">
            <text:p>7.495815</text:p>
          </table:table-cell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7.468154" calcext:value-type="float">
            <text:p>7.468154</text:p>
          </table:table-cell>
          <table:table-cell/>
          <table:table-cell table:style-name="Default" office:value-type="float" office:value="7.509026" calcext:value-type="float">
            <text:p>7.509026</text:p>
          </table:table-cell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7.468154" calcext:value-type="float">
            <text:p>7.468154</text:p>
          </table:table-cell>
          <table:table-cell/>
          <table:table-cell table:style-name="Default" office:value-type="float" office:value="7.525886" calcext:value-type="float">
            <text:p>7.525886</text:p>
          </table:table-cell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7.468154" calcext:value-type="float">
            <text:p>7.468154</text:p>
          </table:table-cell>
          <table:table-cell/>
          <table:table-cell table:style-name="Default" office:value-type="float" office:value="7.54756" calcext:value-type="float">
            <text:p>7.54756</text:p>
          </table:table-cell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7.468154" calcext:value-type="float">
            <text:p>7.468154</text:p>
          </table:table-cell>
          <table:table-cell/>
          <table:table-cell table:style-name="Default" office:value-type="float" office:value="7.576209" calcext:value-type="float">
            <text:p>7.576209</text:p>
          </table:table-cell>
        </table:table-row>
        <table:table-row table:style-name="ro1">
          <table:table-cell office:value-type="string" calcext:value-type="string">
            <text:p>10%</text:p>
          </table:table-cell>
          <table:table-cell office:value-type="float" office:value="7.468154" calcext:value-type="float">
            <text:p>7.468154</text:p>
          </table:table-cell>
          <table:table-cell/>
          <table:table-cell table:style-name="Default" office:value-type="float" office:value="7.617011" calcext:value-type="float">
            <text:p>7.617011</text:p>
          </table:table-cell>
        </table:table-row>
        <table:table-row table:style-name="ro1">
          <table:table-cell office:value-type="string" calcext:value-type="string">
            <text:p>0%</text:p>
          </table:table-cell>
          <table:table-cell office:value-type="float" office:value="7.468154" calcext:value-type="float">
            <text:p>7.468154</text:p>
          </table:table-cell>
          <table:table-cell/>
          <table:table-cell table:style-name="Default" office:value-type="float" office:value="7.703941" calcext:value-type="float">
            <text:p>7.703941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sk2_cz" table:style-name="ta1">
        <table:shapes>
          <draw:frame draw:z-index="0" draw:style-name="gr1" draw:text-style-name="P1" svg:width="955.3pt" svg:height="536.85pt" svg:x="320.8pt" svg:y="0.77pt">
            <loext:p draw:notify-on-update-of-ranges="task2_cz.A2:task2_cz.A22 task2_cz.B1:task2_cz.B1 task2_cz.B2:task2_cz.B22 task2_cz.C1:task2_cz.C1 task2_cz.C2:task2_cz.C22 task2_cz.D1:task2_cz.D1 task2_cz.D2:task2_cz.D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 office:value-type="string" calcext:value-type="string">
            <text:p>original</text:p>
          </table:table-cell>
          <table:table-cell office:value-type="string" calcext:value-type="string">
            <text:p>increased l3</text:p>
          </table:table-cell>
          <table:table-cell table:style-name="Default" office:value-type="string" calcext:value-type="string">
            <text:p>decreased l3</text:p>
          </table:table-cell>
        </table:table-row>
        <table:table-row table:style-name="ro2">
          <table:table-cell office:value-type="string" calcext:value-type="string">
            <text:p>+10%</text:p>
          </table:table-cell>
          <table:table-cell office:value-type="float" office:value="10.220183" calcext:value-type="float">
            <text:p>10.220183</text:p>
          </table:table-cell>
          <table:table-cell office:value-type="float" office:value="10.224665" calcext:value-type="float">
            <text:p>10.224665</text:p>
          </table:table-cell>
          <table:table-cell table:style-name="Default"/>
        </table:table-row>
        <table:table-row table:style-name="ro1">
          <table:table-cell office:value-type="string" calcext:value-type="string">
            <text:p>+20%</text:p>
          </table:table-cell>
          <table:table-cell office:value-type="float" office:value="10.220183" calcext:value-type="float">
            <text:p>10.220183</text:p>
          </table:table-cell>
          <table:table-cell office:value-type="float" office:value="10.254126" calcext:value-type="float">
            <text:p>10.254126</text:p>
          </table:table-cell>
          <table:table-cell table:style-name="Default"/>
        </table:table-row>
        <table:table-row table:style-name="ro1">
          <table:table-cell office:value-type="string" calcext:value-type="string">
            <text:p>+30%</text:p>
          </table:table-cell>
          <table:table-cell office:value-type="float" office:value="10.220183" calcext:value-type="float">
            <text:p>10.220183</text:p>
          </table:table-cell>
          <table:table-cell office:value-type="float" office:value="10.306235" calcext:value-type="float">
            <text:p>10.306235</text:p>
          </table:table-cell>
          <table:table-cell table:style-name="Default"/>
        </table:table-row>
        <table:table-row table:style-name="ro1">
          <table:table-cell office:value-type="string" calcext:value-type="string">
            <text:p>+40%</text:p>
          </table:table-cell>
          <table:table-cell office:value-type="float" office:value="10.220183" calcext:value-type="float">
            <text:p>10.220183</text:p>
          </table:table-cell>
          <table:table-cell office:value-type="float" office:value="10.382028" calcext:value-type="float">
            <text:p>10.382028</text:p>
          </table:table-cell>
          <table:table-cell table:style-name="Default"/>
        </table:table-row>
        <table:table-row table:style-name="ro1">
          <table:table-cell office:value-type="string" calcext:value-type="string">
            <text:p>+50%</text:p>
          </table:table-cell>
          <table:table-cell office:value-type="float" office:value="10.220183" calcext:value-type="float">
            <text:p>10.220183</text:p>
          </table:table-cell>
          <table:table-cell office:value-type="float" office:value="10.485595" calcext:value-type="float">
            <text:p>10.485595</text:p>
          </table:table-cell>
          <table:table-cell table:style-name="Default"/>
        </table:table-row>
        <table:table-row table:style-name="ro1">
          <table:table-cell office:value-type="string" calcext:value-type="string">
            <text:p>+60%</text:p>
          </table:table-cell>
          <table:table-cell office:value-type="float" office:value="10.220183" calcext:value-type="float">
            <text:p>10.220183</text:p>
          </table:table-cell>
          <table:table-cell office:value-type="float" office:value="10.625398" calcext:value-type="float">
            <text:p>10.625398</text:p>
          </table:table-cell>
          <table:table-cell table:style-name="Default"/>
        </table:table-row>
        <table:table-row table:style-name="ro1">
          <table:table-cell office:value-type="string" calcext:value-type="string">
            <text:p>+70%</text:p>
          </table:table-cell>
          <table:table-cell office:value-type="float" office:value="10.220183" calcext:value-type="float">
            <text:p>10.220183</text:p>
          </table:table-cell>
          <table:table-cell office:value-type="float" office:value="10.818398" calcext:value-type="float">
            <text:p>10.818398</text:p>
          </table:table-cell>
          <table:table-cell table:style-name="Default"/>
        </table:table-row>
        <table:table-row table:style-name="ro1">
          <table:table-cell office:value-type="string" calcext:value-type="string">
            <text:p>+80%</text:p>
          </table:table-cell>
          <table:table-cell office:value-type="float" office:value="10.220183" calcext:value-type="float">
            <text:p>10.220183</text:p>
          </table:table-cell>
          <table:table-cell office:value-type="float" office:value="11.103174" calcext:value-type="float">
            <text:p>11.103174</text:p>
          </table:table-cell>
          <table:table-cell table:style-name="Default"/>
        </table:table-row>
        <table:table-row table:style-name="ro1">
          <table:table-cell office:value-type="string" calcext:value-type="string">
            <text:p>+90%</text:p>
          </table:table-cell>
          <table:table-cell office:value-type="float" office:value="10.220183" calcext:value-type="float">
            <text:p>10.220183</text:p>
          </table:table-cell>
          <table:table-cell office:value-type="float" office:value="11.600713" calcext:value-type="float">
            <text:p>11.600713</text:p>
          </table:table-cell>
          <table:table-cell table:style-name="Default"/>
        </table:table-row>
        <table:table-row table:style-name="ro1">
          <table:table-cell office:value-type="string" calcext:value-type="string">
            <text:p>+95%</text:p>
          </table:table-cell>
          <table:table-cell office:value-type="float" office:value="10.220183" calcext:value-type="float">
            <text:p>10.220183</text:p>
          </table:table-cell>
          <table:table-cell office:value-type="float" office:value="12.093014" calcext:value-type="float">
            <text:p>12.093014</text:p>
          </table:table-cell>
          <table:table-cell table:style-name="Default"/>
        </table:table-row>
        <table:table-row table:style-name="ro1">
          <table:table-cell office:value-type="string" calcext:value-type="string">
            <text:p>+99%</text:p>
          </table:table-cell>
          <table:table-cell office:value-type="float" office:value="10.220183" calcext:value-type="float">
            <text:p>10.220183</text:p>
          </table:table-cell>
          <table:table-cell office:value-type="float" office:value="13.165277" calcext:value-type="float">
            <text:p>13.165277</text:p>
          </table:table-cell>
          <table:table-cell table:style-name="Default"/>
        </table:table-row>
        <table:table-row table:style-name="ro1">
          <table:table-cell office:value-type="string" calcext:value-type="string">
            <text:p>90%</text:p>
          </table:table-cell>
          <table:table-cell office:value-type="float" office:value="10.220183" calcext:value-type="float">
            <text:p>10.220183</text:p>
          </table:table-cell>
          <table:table-cell/>
          <table:table-cell table:style-name="Default" office:value-type="float" office:value="10.223369" calcext:value-type="float">
            <text:p>10.223369</text:p>
          </table:table-cell>
        </table:table-row>
        <table:table-row table:style-name="ro1">
          <table:table-cell office:value-type="string" calcext:value-type="string">
            <text:p>80%</text:p>
          </table:table-cell>
          <table:table-cell office:value-type="float" office:value="10.220183" calcext:value-type="float">
            <text:p>10.220183</text:p>
          </table:table-cell>
          <table:table-cell/>
          <table:table-cell table:style-name="Default" office:value-type="float" office:value="10.228451" calcext:value-type="float">
            <text:p>10.228451</text:p>
          </table:table-cell>
        </table:table-row>
        <table:table-row table:style-name="ro1">
          <table:table-cell office:value-type="string" calcext:value-type="string">
            <text:p>70%</text:p>
          </table:table-cell>
          <table:table-cell office:value-type="float" office:value="10.220183" calcext:value-type="float">
            <text:p>10.220183</text:p>
          </table:table-cell>
          <table:table-cell/>
          <table:table-cell table:style-name="Default" office:value-type="float" office:value="10.235684" calcext:value-type="float">
            <text:p>10.235684</text:p>
          </table:table-cell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0.220183" calcext:value-type="float">
            <text:p>10.220183</text:p>
          </table:table-cell>
          <table:table-cell/>
          <table:table-cell table:style-name="Default" office:value-type="float" office:value="10.245417" calcext:value-type="float">
            <text:p>10.245417</text:p>
          </table:table-cell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0.220183" calcext:value-type="float">
            <text:p>10.220183</text:p>
          </table:table-cell>
          <table:table-cell/>
          <table:table-cell table:style-name="Default" office:value-type="float" office:value="10.258154" calcext:value-type="float">
            <text:p>10.258154</text:p>
          </table:table-cell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0.220183" calcext:value-type="float">
            <text:p>10.220183</text:p>
          </table:table-cell>
          <table:table-cell/>
          <table:table-cell table:style-name="Default" office:value-type="float" office:value="10.274664" calcext:value-type="float">
            <text:p>10.274664</text:p>
          </table:table-cell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10.220183" calcext:value-type="float">
            <text:p>10.220183</text:p>
          </table:table-cell>
          <table:table-cell/>
          <table:table-cell table:style-name="Default" office:value-type="float" office:value="10.296231" calcext:value-type="float">
            <text:p>10.296231</text:p>
          </table:table-cell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10.220183" calcext:value-type="float">
            <text:p>10.220183</text:p>
          </table:table-cell>
          <table:table-cell/>
          <table:table-cell table:style-name="Default" office:value-type="float" office:value="10.325334" calcext:value-type="float">
            <text:p>10.325334</text:p>
          </table:table-cell>
        </table:table-row>
        <table:table-row table:style-name="ro1">
          <table:table-cell office:value-type="string" calcext:value-type="string">
            <text:p>10%</text:p>
          </table:table-cell>
          <table:table-cell office:value-type="float" office:value="10.220183" calcext:value-type="float">
            <text:p>10.220183</text:p>
          </table:table-cell>
          <table:table-cell/>
          <table:table-cell table:style-name="Default" office:value-type="float" office:value="10.36831" calcext:value-type="float">
            <text:p>10.36831</text:p>
          </table:table-cell>
        </table:table-row>
        <table:table-row table:style-name="ro1">
          <table:table-cell office:value-type="string" calcext:value-type="string">
            <text:p>0%</text:p>
          </table:table-cell>
          <table:table-cell office:value-type="float" office:value="10.220183" calcext:value-type="float">
            <text:p>10.220183</text:p>
          </table:table-cell>
          <table:table-cell/>
          <table:table-cell table:style-name="Default" office:value-type="float" office:value="10.4889" calcext:value-type="float">
            <text:p>10.4889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4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TEXTCZ1</text:p>
          </table:table-cell>
          <table:table-cell office:value-type="string" calcext:value-type="string">
            <text:p>TEXTEN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original</text:p>
          </table:table-cell>
          <table:covered-table-cell table:style-name="Default"/>
          <table:table-cell office:value-type="float" office:value="10.220183" calcext:value-type="float">
            <text:p>10.220183</text:p>
          </table:table-cell>
          <table:table-cell office:value-type="float" office:value="7.468154" calcext:value-type="float">
            <text:p>7.468154</text:p>
          </table:table-cell>
        </table:table-row>
        <table:table-row table:style-name="ro1">
          <table:table-cell office:value-type="string" calcext:value-type="string" table:number-columns-spanned="1" table:number-rows-spanned="11">
            <text:p>increase</text:p>
          </table:table-cell>
          <table:table-cell office:value-type="string" calcext:value-type="string">
            <text:p>+10%</text:p>
          </table:table-cell>
          <table:table-cell office:value-type="float" office:value="10.224665" calcext:value-type="float">
            <text:p>10.224665</text:p>
          </table:table-cell>
          <table:table-cell office:value-type="float" office:value="7.469738" calcext:value-type="float">
            <text:p>7.469738</text:p>
          </table:table-cell>
        </table:table-row>
        <table:table-row table:style-name="ro1">
          <table:covered-table-cell/>
          <table:table-cell office:value-type="string" calcext:value-type="string">
            <text:p>+20%</text:p>
          </table:table-cell>
          <table:table-cell office:value-type="float" office:value="10.254126" calcext:value-type="float">
            <text:p>10.254126</text:p>
          </table:table-cell>
          <table:table-cell office:value-type="float" office:value="7.496635" calcext:value-type="float">
            <text:p>7.496635</text:p>
          </table:table-cell>
        </table:table-row>
        <table:table-row table:style-name="ro1">
          <table:covered-table-cell/>
          <table:table-cell office:value-type="string" calcext:value-type="string">
            <text:p>+30%</text:p>
          </table:table-cell>
          <table:table-cell office:value-type="float" office:value="10.306235" calcext:value-type="float">
            <text:p>10.306235</text:p>
          </table:table-cell>
          <table:table-cell office:value-type="float" office:value="7.546413" calcext:value-type="float">
            <text:p>7.546413</text:p>
          </table:table-cell>
        </table:table-row>
        <table:table-row table:style-name="ro1">
          <table:covered-table-cell/>
          <table:table-cell office:value-type="string" calcext:value-type="string">
            <text:p>+40%</text:p>
          </table:table-cell>
          <table:table-cell office:value-type="float" office:value="10.382028" calcext:value-type="float">
            <text:p>10.382028</text:p>
          </table:table-cell>
          <table:table-cell office:value-type="float" office:value="7.620124" calcext:value-type="float">
            <text:p>7.620124</text:p>
          </table:table-cell>
        </table:table-row>
        <table:table-row table:style-name="ro1">
          <table:covered-table-cell/>
          <table:table-cell office:value-type="string" calcext:value-type="string">
            <text:p>+50%</text:p>
          </table:table-cell>
          <table:table-cell office:value-type="float" office:value="10.485595" calcext:value-type="float">
            <text:p>10.485595</text:p>
          </table:table-cell>
          <table:table-cell office:value-type="float" office:value="7.721969" calcext:value-type="float">
            <text:p>7.721969</text:p>
          </table:table-cell>
        </table:table-row>
        <table:table-row table:style-name="ro1">
          <table:covered-table-cell/>
          <table:table-cell office:value-type="string" calcext:value-type="string">
            <text:p>+60%</text:p>
          </table:table-cell>
          <table:table-cell office:value-type="float" office:value="10.625398" calcext:value-type="float">
            <text:p>10.625398</text:p>
          </table:table-cell>
          <table:table-cell office:value-type="float" office:value="7.860674" calcext:value-type="float">
            <text:p>7.860674</text:p>
          </table:table-cell>
        </table:table-row>
        <table:table-row table:style-name="ro1">
          <table:covered-table-cell/>
          <table:table-cell office:value-type="string" calcext:value-type="string">
            <text:p>+70%</text:p>
          </table:table-cell>
          <table:table-cell office:value-type="float" office:value="10.818398" calcext:value-type="float">
            <text:p>10.818398</text:p>
          </table:table-cell>
          <table:table-cell office:value-type="float" office:value="8.053792" calcext:value-type="float">
            <text:p>8.053792</text:p>
          </table:table-cell>
        </table:table-row>
        <table:table-row table:style-name="ro1">
          <table:covered-table-cell/>
          <table:table-cell office:value-type="string" calcext:value-type="string">
            <text:p>+80%</text:p>
          </table:table-cell>
          <table:table-cell office:value-type="float" office:value="11.103174" calcext:value-type="float">
            <text:p>11.103174</text:p>
          </table:table-cell>
          <table:table-cell office:value-type="float" office:value="8.341477" calcext:value-type="float">
            <text:p>8.341477</text:p>
          </table:table-cell>
        </table:table-row>
        <table:table-row table:style-name="ro1">
          <table:covered-table-cell/>
          <table:table-cell office:value-type="string" calcext:value-type="string">
            <text:p>+90%</text:p>
          </table:table-cell>
          <table:table-cell office:value-type="float" office:value="11.600713" calcext:value-type="float">
            <text:p>11.600713</text:p>
          </table:table-cell>
          <table:table-cell office:value-type="float" office:value="8.850705" calcext:value-type="float">
            <text:p>8.850705</text:p>
          </table:table-cell>
        </table:table-row>
        <table:table-row table:style-name="ro1">
          <table:covered-table-cell/>
          <table:table-cell office:value-type="string" calcext:value-type="string">
            <text:p>+95%</text:p>
          </table:table-cell>
          <table:table-cell office:value-type="float" office:value="12.093014" calcext:value-type="float">
            <text:p>12.093014</text:p>
          </table:table-cell>
          <table:table-cell office:value-type="float" office:value="9.362038" calcext:value-type="float">
            <text:p>9.362038</text:p>
          </table:table-cell>
        </table:table-row>
        <table:table-row table:style-name="ro1">
          <table:covered-table-cell/>
          <table:table-cell office:value-type="string" calcext:value-type="string">
            <text:p>+99%</text:p>
          </table:table-cell>
          <table:table-cell office:value-type="float" office:value="13.165277" calcext:value-type="float">
            <text:p>13.165277</text:p>
          </table:table-cell>
          <table:table-cell office:value-type="float" office:value="10.501043" calcext:value-type="float">
            <text:p>10.501043</text:p>
          </table:table-cell>
        </table:table-row>
        <table:table-row table:style-name="ro1">
          <table:table-cell office:value-type="string" calcext:value-type="string" table:number-columns-spanned="1" table:number-rows-spanned="10">
            <text:p>shrink</text:p>
          </table:table-cell>
          <table:table-cell office:value-type="string" calcext:value-type="string">
            <text:p>90%</text:p>
          </table:table-cell>
          <table:table-cell office:value-type="float" office:value="10.223369" calcext:value-type="float">
            <text:p>10.223369</text:p>
          </table:table-cell>
          <table:table-cell office:value-type="float" office:value="7.471996" calcext:value-type="float">
            <text:p>7.471996</text:p>
          </table:table-cell>
        </table:table-row>
        <table:table-row table:style-name="ro1">
          <table:covered-table-cell/>
          <table:table-cell office:value-type="string" calcext:value-type="string">
            <text:p>80%</text:p>
          </table:table-cell>
          <table:table-cell office:value-type="float" office:value="10.228451" calcext:value-type="float">
            <text:p>10.228451</text:p>
          </table:table-cell>
          <table:table-cell office:value-type="float" office:value="7.477708" calcext:value-type="float">
            <text:p>7.477708</text:p>
          </table:table-cell>
        </table:table-row>
        <table:table-row table:style-name="ro1">
          <table:covered-table-cell/>
          <table:table-cell office:value-type="string" calcext:value-type="string">
            <text:p>70%</text:p>
          </table:table-cell>
          <table:table-cell office:value-type="float" office:value="10.235684" calcext:value-type="float">
            <text:p>10.235684</text:p>
          </table:table-cell>
          <table:table-cell office:value-type="float" office:value="7.485535" calcext:value-type="float">
            <text:p>7.485535</text:p>
          </table:table-cell>
        </table:table-row>
        <table:table-row table:style-name="ro1">
          <table:covered-table-cell/>
          <table:table-cell office:value-type="string" calcext:value-type="string">
            <text:p>60%</text:p>
          </table:table-cell>
          <table:table-cell office:value-type="float" office:value="10.245417" calcext:value-type="float">
            <text:p>10.245417</text:p>
          </table:table-cell>
          <table:table-cell office:value-type="float" office:value="7.495815" calcext:value-type="float">
            <text:p>7.495815</text:p>
          </table:table-cell>
        </table:table-row>
        <table:table-row table:style-name="ro1">
          <table:covered-table-cell/>
          <table:table-cell office:value-type="string" calcext:value-type="string">
            <text:p>50%</text:p>
          </table:table-cell>
          <table:table-cell office:value-type="float" office:value="10.258154" calcext:value-type="float">
            <text:p>10.258154</text:p>
          </table:table-cell>
          <table:table-cell office:value-type="float" office:value="7.509026" calcext:value-type="float">
            <text:p>7.509026</text:p>
          </table:table-cell>
        </table:table-row>
        <table:table-row table:style-name="ro1">
          <table:covered-table-cell/>
          <table:table-cell office:value-type="string" calcext:value-type="string">
            <text:p>40%</text:p>
          </table:table-cell>
          <table:table-cell office:value-type="float" office:value="10.274664" calcext:value-type="float">
            <text:p>10.274664</text:p>
          </table:table-cell>
          <table:table-cell office:value-type="float" office:value="7.525886" calcext:value-type="float">
            <text:p>7.525886</text:p>
          </table:table-cell>
        </table:table-row>
        <table:table-row table:style-name="ro1">
          <table:covered-table-cell/>
          <table:table-cell office:value-type="string" calcext:value-type="string">
            <text:p>30%</text:p>
          </table:table-cell>
          <table:table-cell office:value-type="float" office:value="10.296231" calcext:value-type="float">
            <text:p>10.296231</text:p>
          </table:table-cell>
          <table:table-cell office:value-type="float" office:value="7.54756" calcext:value-type="float">
            <text:p>7.54756</text:p>
          </table:table-cell>
        </table:table-row>
        <table:table-row table:style-name="ro1">
          <table:covered-table-cell/>
          <table:table-cell office:value-type="string" calcext:value-type="string">
            <text:p>20%</text:p>
          </table:table-cell>
          <table:table-cell office:value-type="float" office:value="10.325334" calcext:value-type="float">
            <text:p>10.325334</text:p>
          </table:table-cell>
          <table:table-cell office:value-type="float" office:value="7.576209" calcext:value-type="float">
            <text:p>7.576209</text:p>
          </table:table-cell>
        </table:table-row>
        <table:table-row table:style-name="ro1">
          <table:covered-table-cell/>
          <table:table-cell office:value-type="string" calcext:value-type="string">
            <text:p>10%</text:p>
          </table:table-cell>
          <table:table-cell office:value-type="float" office:value="10.36831" calcext:value-type="float">
            <text:p>10.36831</text:p>
          </table:table-cell>
          <table:table-cell office:value-type="float" office:value="7.617011" calcext:value-type="float">
            <text:p>7.617011</text:p>
          </table:table-cell>
        </table:table-row>
        <table:table-row table:style-name="ro1">
          <table:covered-table-cell/>
          <table:table-cell office:value-type="string" calcext:value-type="string">
            <text:p>0%</text:p>
          </table:table-cell>
          <table:table-cell office:value-type="float" office:value="10.4889" calcext:value-type="float">
            <text:p>10.4889</text:p>
          </table:table-cell>
          <table:table-cell office:value-type="float" office:value="7.703941" calcext:value-type="float">
            <text:p>7.703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23:57:23.083017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2:10:00.185978770</meta:creation-date>
    <dc:date>2018-02-24T00:10:09.937781472</dc:date>
    <meta:editing-duration>PT32M2S</meta:editing-duration>
    <meta:editing-cycles>9</meta:editing-cycles>
    <meta:generator>LibreOffice/5.1.6.2$Linux_X86_64 LibreOffice_project/10m0$Build-2</meta:generator>
    <meta:document-statistic meta:table-count="4" meta:cell-count="2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702cm" svg:height="18.94cm" xlink:href=".." xlink:type="simple" chart:class="chart:line" chart:style-name="ch1">
        <chart:legend chart:legend-position="end" svg:x="30.4cm" svg:y="8.673cm" style:legend-expansion="high" chart:style-name="ch2"/>
        <chart:plot-area chart:style-name="ch3" table:cell-range-address="task2_en.A1:task2_en.D22" chart:data-source-has-labels="both" svg:x="1.685cm" svg:y="0.378cm" svg:width="28.041cm" svg:height="17.203cm">
          <chartooo:coordinate-region svg:x="2.412cm" svg:y="0.577cm" svg:width="26.877cm" svg:height="16.357cm"/>
          <chart:axis chart:dimension="x" chart:name="primary-x" chart:style-name="ch4" chartooo:axis-type="auto">
            <chartooo:date-scale/>
            <chart:title svg:x="14.193cm" svg:y="17.959cm" chart:style-name="ch5">
              <text:p>l3 tweak percentage</text:p>
            </chart:title>
            <chart:categories table:cell-range-address="task2_en.A2:task2_en.A22"/>
          </chart:axis>
          <chart:axis chart:dimension="y" chart:name="primary-y" chart:style-name="ch6">
            <chart:title svg:x="0.451cm" svg:y="10.412cm" chart:style-name="ch7">
              <text:p>cross-entropy (bits)</text:p>
            </chart:title>
            <chart:grid chart:style-name="ch8" chart:class="major"/>
          </chart:axis>
          <chart:series chart:style-name="ch9" chart:values-cell-range-address="task2_en.B2:task2_en.B22" chart:label-cell-address="task2_en.B1:task2_en.B1" chart:class="chart:line">
            <chart:data-point chart:repeated="21"/>
          </chart:series>
          <chart:series chart:style-name="ch10" chart:values-cell-range-address="task2_en.C2:task2_en.C22" chart:label-cell-address="task2_en.C1:task2_en.C1" chart:class="chart:line">
            <chart:data-point chart:repeated="21"/>
          </chart:series>
          <chart:series chart:style-name="ch11" chart:values-cell-range-address="task2_en.D2:task2_en.D22" chart:label-cell-address="task2_en.D1:task2_en.D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task2_en.B1:task2_en.B1</svg:desc>
                </draw:g>
              </table:table-cell>
              <table:table-cell office:value-type="string">
                <text:p>increased l3</text:p>
                <draw:g>
                  <svg:desc>task2_en.C1:task2_en.C1</svg:desc>
                </draw:g>
              </table:table-cell>
              <table:table-cell office:value-type="string">
                <text:p>decreased l3</text:p>
                <draw:g>
                  <svg:desc>task2_en.D1:task2_e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+10%</text:p>
                <draw:g>
                  <svg:desc>task2_en.A2:task2_en.A22</svg:desc>
                </draw:g>
              </table:table-cell>
              <table:table-cell office:value-type="float" office:value="7.468154">
                <text:p>7.468154</text:p>
                <draw:g>
                  <svg:desc>task2_en.B2:task2_en.B22</svg:desc>
                </draw:g>
              </table:table-cell>
              <table:table-cell office:value-type="float" office:value="7.469738">
                <text:p>7.469738</text:p>
                <draw:g>
                  <svg:desc>task2_en.C2:task2_en.C22</svg:desc>
                </draw:g>
              </table:table-cell>
              <table:table-cell office:value-type="float" office:value="NaN">
                <text:p>NaN</text:p>
                <draw:g>
                  <svg:desc>task2_en.D2:task2_en.D22</svg:desc>
                </draw:g>
              </table:table-cell>
            </table:table-row>
            <table:table-row>
              <table:table-cell office:value-type="string">
                <text:p>+20%</text:p>
              </table:table-cell>
              <table:table-cell office:value-type="float" office:value="7.468154">
                <text:p>7.468154</text:p>
              </table:table-cell>
              <table:table-cell office:value-type="float" office:value="7.496635">
                <text:p>7.496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30%</text:p>
              </table:table-cell>
              <table:table-cell office:value-type="float" office:value="7.468154">
                <text:p>7.468154</text:p>
              </table:table-cell>
              <table:table-cell office:value-type="float" office:value="7.546413">
                <text:p>7.546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40%</text:p>
              </table:table-cell>
              <table:table-cell office:value-type="float" office:value="7.468154">
                <text:p>7.468154</text:p>
              </table:table-cell>
              <table:table-cell office:value-type="float" office:value="7.620124">
                <text:p>7.620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50%</text:p>
              </table:table-cell>
              <table:table-cell office:value-type="float" office:value="7.468154">
                <text:p>7.468154</text:p>
              </table:table-cell>
              <table:table-cell office:value-type="float" office:value="7.721969">
                <text:p>7.721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60%</text:p>
              </table:table-cell>
              <table:table-cell office:value-type="float" office:value="7.468154">
                <text:p>7.468154</text:p>
              </table:table-cell>
              <table:table-cell office:value-type="float" office:value="7.860674">
                <text:p>7.860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70%</text:p>
              </table:table-cell>
              <table:table-cell office:value-type="float" office:value="7.468154">
                <text:p>7.468154</text:p>
              </table:table-cell>
              <table:table-cell office:value-type="float" office:value="8.053792">
                <text:p>8.05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80%</text:p>
              </table:table-cell>
              <table:table-cell office:value-type="float" office:value="7.468154">
                <text:p>7.468154</text:p>
              </table:table-cell>
              <table:table-cell office:value-type="float" office:value="8.341477">
                <text:p>8.341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90%</text:p>
              </table:table-cell>
              <table:table-cell office:value-type="float" office:value="7.468154">
                <text:p>7.468154</text:p>
              </table:table-cell>
              <table:table-cell office:value-type="float" office:value="8.850705">
                <text:p>8.850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95%</text:p>
              </table:table-cell>
              <table:table-cell office:value-type="float" office:value="7.468154">
                <text:p>7.468154</text:p>
              </table:table-cell>
              <table:table-cell office:value-type="float" office:value="9.362038">
                <text:p>9.36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99%</text:p>
              </table:table-cell>
              <table:table-cell office:value-type="float" office:value="7.468154">
                <text:p>7.468154</text:p>
              </table:table-cell>
              <table:table-cell office:value-type="float" office:value="10.501043">
                <text:p>10.50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%</text:p>
              </table:table-cell>
              <table:table-cell office:value-type="float" office:value="7.468154">
                <text:p>7.468154</text:p>
              </table:table-cell>
              <table:table-cell office:value-type="float" office:value="NaN">
                <text:p>NaN</text:p>
              </table:table-cell>
              <table:table-cell office:value-type="float" office:value="7.471996">
                <text:p>7.471996</text:p>
              </table:table-cell>
            </table:table-row>
            <table:table-row>
              <table:table-cell office:value-type="string">
                <text:p>80%</text:p>
              </table:table-cell>
              <table:table-cell office:value-type="float" office:value="7.468154">
                <text:p>7.468154</text:p>
              </table:table-cell>
              <table:table-cell office:value-type="float" office:value="NaN">
                <text:p>NaN</text:p>
              </table:table-cell>
              <table:table-cell office:value-type="float" office:value="7.477708">
                <text:p>7.477708</text:p>
              </table:table-cell>
            </table:table-row>
            <table:table-row>
              <table:table-cell office:value-type="string">
                <text:p>70%</text:p>
              </table:table-cell>
              <table:table-cell office:value-type="float" office:value="7.468154">
                <text:p>7.468154</text:p>
              </table:table-cell>
              <table:table-cell office:value-type="float" office:value="NaN">
                <text:p>NaN</text:p>
              </table:table-cell>
              <table:table-cell office:value-type="float" office:value="7.485535">
                <text:p>7.485535</text:p>
              </table:table-cell>
            </table:table-row>
            <table:table-row>
              <table:table-cell office:value-type="string">
                <text:p>60%</text:p>
              </table:table-cell>
              <table:table-cell office:value-type="float" office:value="7.468154">
                <text:p>7.468154</text:p>
              </table:table-cell>
              <table:table-cell office:value-type="float" office:value="NaN">
                <text:p>NaN</text:p>
              </table:table-cell>
              <table:table-cell office:value-type="float" office:value="7.495815">
                <text:p>7.495815</text:p>
              </table:table-cell>
            </table:table-row>
            <table:table-row>
              <table:table-cell office:value-type="string">
                <text:p>50%</text:p>
              </table:table-cell>
              <table:table-cell office:value-type="float" office:value="7.468154">
                <text:p>7.468154</text:p>
              </table:table-cell>
              <table:table-cell office:value-type="float" office:value="NaN">
                <text:p>NaN</text:p>
              </table:table-cell>
              <table:table-cell office:value-type="float" office:value="7.509026">
                <text:p>7.509026</text:p>
              </table:table-cell>
            </table:table-row>
            <table:table-row>
              <table:table-cell office:value-type="string">
                <text:p>40%</text:p>
              </table:table-cell>
              <table:table-cell office:value-type="float" office:value="7.468154">
                <text:p>7.468154</text:p>
              </table:table-cell>
              <table:table-cell office:value-type="float" office:value="NaN">
                <text:p>NaN</text:p>
              </table:table-cell>
              <table:table-cell office:value-type="float" office:value="7.525886">
                <text:p>7.525886</text:p>
              </table:table-cell>
            </table:table-row>
            <table:table-row>
              <table:table-cell office:value-type="string">
                <text:p>30%</text:p>
              </table:table-cell>
              <table:table-cell office:value-type="float" office:value="7.468154">
                <text:p>7.468154</text:p>
              </table:table-cell>
              <table:table-cell office:value-type="float" office:value="NaN">
                <text:p>NaN</text:p>
              </table:table-cell>
              <table:table-cell office:value-type="float" office:value="7.54756">
                <text:p>7.54756</text:p>
              </table:table-cell>
            </table:table-row>
            <table:table-row>
              <table:table-cell office:value-type="string">
                <text:p>20%</text:p>
              </table:table-cell>
              <table:table-cell office:value-type="float" office:value="7.468154">
                <text:p>7.468154</text:p>
              </table:table-cell>
              <table:table-cell office:value-type="float" office:value="NaN">
                <text:p>NaN</text:p>
              </table:table-cell>
              <table:table-cell office:value-type="float" office:value="7.576209">
                <text:p>7.576209</text:p>
              </table:table-cell>
            </table:table-row>
            <table:table-row>
              <table:table-cell office:value-type="string">
                <text:p>10%</text:p>
              </table:table-cell>
              <table:table-cell office:value-type="float" office:value="7.468154">
                <text:p>7.468154</text:p>
              </table:table-cell>
              <table:table-cell office:value-type="float" office:value="NaN">
                <text:p>NaN</text:p>
              </table:table-cell>
              <table:table-cell office:value-type="float" office:value="7.617011">
                <text:p>7.617011</text:p>
              </table:table-cell>
            </table:table-row>
            <table:table-row>
              <table:table-cell office:value-type="string">
                <text:p>0%</text:p>
              </table:table-cell>
              <table:table-cell office:value-type="float" office:value="7.468154">
                <text:p>7.468154</text:p>
              </table:table-cell>
              <table:table-cell office:value-type="float" office:value="NaN">
                <text:p>NaN</text:p>
              </table:table-cell>
              <table:table-cell office:value-type="float" office:value="7.703941">
                <text:p>7.703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433cm" svg:height="17.585cm" xlink:href=".." xlink:type="simple" chart:class="chart:line" chart:style-name="ch1">
        <chart:legend chart:legend-position="end" svg:x="22.47cm" svg:y="7.746cm" style:legend-expansion="high" chart:style-name="ch2"/>
        <chart:plot-area chart:style-name="ch3" table:cell-range-address="task1.A1:task1.E8" chart:data-source-has-labels="both" svg:x="1.539cm" svg:y="0.351cm" svg:width="20.403cm" svg:height="15.902cm">
          <chartooo:coordinate-region svg:x="2.266cm" svg:y="0.55cm" svg:width="19.067cm" svg:height="15.056cm"/>
          <chart:axis chart:dimension="x" chart:name="primary-x" chart:style-name="ch4" chartooo:axis-type="auto">
            <chartooo:date-scale/>
            <chart:title svg:x="10.333cm" svg:y="16.604cm" chart:style-name="ch5">
              <text:p>messing likelihood</text:p>
            </chart:title>
            <chart:categories table:cell-range-address="task1.A3:task1.A8"/>
          </chart:axis>
          <chart:axis chart:dimension="y" chart:name="primary-y" chart:style-name="ch6">
            <chart:title svg:x="0.451cm" svg:y="10.132cm" chart:style-name="ch7">
              <text:p>conditional entropy (bits)</text:p>
            </chart:title>
            <chart:grid chart:style-name="ch8" chart:class="major"/>
          </chart:axis>
          <chart:series chart:style-name="ch9" chart:values-cell-range-address="task1.B3:task1.B8" chart:label-cell-address="task1.B1:task1.B2" chart:class="chart:line">
            <chart:data-point chart:repeated="6"/>
          </chart:series>
          <chart:series chart:style-name="ch10" chart:values-cell-range-address="task1.C3:task1.C8" chart:label-cell-address="task1.C1:task1.C2" chart:class="chart:line">
            <chart:data-point chart:repeated="6"/>
          </chart:series>
          <chart:series chart:style-name="ch11" chart:values-cell-range-address="task1.D3:task1.D8" chart:label-cell-address="task1.D1:task1.D2" chart:class="chart:line">
            <chart:data-point chart:repeated="6"/>
          </chart:series>
          <chart:series chart:style-name="ch12" chart:values-cell-range-address="task1.E3:task1.E8" chart:label-cell-address="task1.E1:task1.E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XTCZ1 Words</text:p>
                <text:list>
                  <text:list-item>
                    <text:p>TEXTCZ1</text:p>
                  </text:list-item>
                  <text:list-item>
                    <text:p>Words</text:p>
                  </text:list-item>
                </text:list>
                <draw:g>
                  <svg:desc>task1.B1:task1.B2</svg:desc>
                </draw:g>
              </table:table-cell>
              <table:table-cell office:value-type="string">
                <text:p>TEXTCZ1 Chars</text:p>
                <text:list>
                  <text:list-item>
                    <text:p>TEXTCZ1</text:p>
                  </text:list-item>
                  <text:list-item>
                    <text:p>Chars</text:p>
                  </text:list-item>
                </text:list>
                <draw:g>
                  <svg:desc>task1.C1:task1.C2</svg:desc>
                </draw:g>
              </table:table-cell>
              <table:table-cell office:value-type="string">
                <text:p>TEXTEN1 Words</text:p>
                <text:list>
                  <text:list-item>
                    <text:p>TEXTEN1</text:p>
                  </text:list-item>
                  <text:list-item>
                    <text:p>Words</text:p>
                  </text:list-item>
                </text:list>
                <draw:g>
                  <svg:desc>task1.D1:task1.D2</svg:desc>
                </draw:g>
              </table:table-cell>
              <table:table-cell office:value-type="string">
                <text:p>TEXTEN1 Chars</text:p>
                <text:list>
                  <text:list-item>
                    <text:p>TEXTEN1</text:p>
                  </text:list-item>
                  <text:list-item>
                    <text:p>Chars</text:p>
                  </text:list-item>
                </text:list>
                <draw:g>
                  <svg:desc>task1.E1:task1.E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task1.A3:task1.A8</svg:desc>
                </draw:g>
              </table:table-cell>
              <table:table-cell office:value-type="float" office:value="4.637704">
                <text:p>4.637704</text:p>
                <draw:g>
                  <svg:desc>task1.B3:task1.B8</svg:desc>
                </draw:g>
              </table:table-cell>
              <table:table-cell office:value-type="float" office:value="4.014189">
                <text:p>4.014189</text:p>
                <draw:g>
                  <svg:desc>task1.C3:task1.C8</svg:desc>
                </draw:g>
              </table:table-cell>
              <table:table-cell office:value-type="float" office:value="5.457731">
                <text:p>5.457731</text:p>
                <draw:g>
                  <svg:desc>task1.D3:task1.D8</svg:desc>
                </draw:g>
              </table:table-cell>
              <table:table-cell office:value-type="float" office:value="4.736937">
                <text:p>4.736937</text:p>
                <draw:g>
                  <svg:desc>task1.E3:task1.E8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4.698542">
                <text:p>4.698542</text:p>
              </table:table-cell>
              <table:table-cell office:value-type="float" office:value="4.342041">
                <text:p>4.342041</text:p>
              </table:table-cell>
              <table:table-cell office:value-type="float" office:value="5.380456">
                <text:p>5.380456</text:p>
              </table:table-cell>
              <table:table-cell office:value-type="float" office:value="5.06001">
                <text:p>5.060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4.739497">
                <text:p>4.739497</text:p>
              </table:table-cell>
              <table:table-cell office:value-type="float" office:value="4.660191">
                <text:p>4.660191</text:p>
              </table:table-cell>
              <table:table-cell office:value-type="float" office:value="5.306357">
                <text:p>5.306357</text:p>
              </table:table-cell>
              <table:table-cell office:value-type="float" office:value="5.250353">
                <text:p>5.250353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4.746873">
                <text:p>4.746873</text:p>
              </table:table-cell>
              <table:table-cell office:value-type="float" office:value="4.739415">
                <text:p>4.739415</text:p>
              </table:table-cell>
              <table:table-cell office:value-type="float" office:value="5.289587">
                <text:p>5.289587</text:p>
              </table:table-cell>
              <table:table-cell office:value-type="float" office:value="5.285097">
                <text:p>5.285097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4.747765">
                <text:p>4.747765</text:p>
              </table:table-cell>
              <table:table-cell office:value-type="float" office:value="4.747159">
                <text:p>4.747159</text:p>
              </table:table-cell>
              <table:table-cell office:value-type="float" office:value="5.287578">
                <text:p>5.287578</text:p>
              </table:table-cell>
              <table:table-cell office:value-type="float" office:value="5.28738">
                <text:p>5.28738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4.747863">
                <text:p>4.747863</text:p>
              </table:table-cell>
              <table:table-cell office:value-type="float" office:value="4.74782">
                <text:p>4.74782</text:p>
              </table:table-cell>
              <table:table-cell office:value-type="float" office:value="5.287483">
                <text:p>5.287483</text:p>
              </table:table-cell>
              <table:table-cell office:value-type="float" office:value="5.287449">
                <text:p>5.2874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702cm" svg:height="18.94cm" xlink:href=".." xlink:type="simple" chart:class="chart:line" chart:style-name="ch1">
        <chart:legend chart:legend-position="end" svg:x="30.4cm" svg:y="8.673cm" style:legend-expansion="high" chart:style-name="ch2"/>
        <chart:plot-area chart:style-name="ch3" table:cell-range-address="task2_cz.A1:task2_cz.D22" chart:data-source-has-labels="both" svg:x="1.685cm" svg:y="0.378cm" svg:width="28.041cm" svg:height="17.203cm">
          <chartooo:coordinate-region svg:x="2.597cm" svg:y="0.577cm" svg:width="26.876cm" svg:height="16.357cm"/>
          <chart:axis chart:dimension="x" chart:name="primary-x" chart:style-name="ch4" chartooo:axis-type="auto">
            <chartooo:date-scale/>
            <chart:title svg:x="14.193cm" svg:y="17.959cm" chart:style-name="ch5">
              <text:p>l3 tweak percentage</text:p>
            </chart:title>
            <chart:categories table:cell-range-address="task2_cz.A2:task2_cz.A22"/>
          </chart:axis>
          <chart:axis chart:dimension="y" chart:name="primary-y" chart:style-name="ch6">
            <chart:title svg:x="0.451cm" svg:y="10.412cm" chart:style-name="ch7">
              <text:p>cross-entropy (bits)</text:p>
            </chart:title>
            <chart:grid chart:style-name="ch8" chart:class="major"/>
          </chart:axis>
          <chart:series chart:style-name="ch9" chart:values-cell-range-address="task2_cz.B2:task2_cz.B22" chart:label-cell-address="task2_cz.B1:task2_cz.B1" chart:class="chart:line">
            <chart:data-point chart:repeated="21"/>
          </chart:series>
          <chart:series chart:style-name="ch10" chart:values-cell-range-address="task2_cz.C2:task2_cz.C22" chart:label-cell-address="task2_cz.C1:task2_cz.C1" chart:class="chart:line">
            <chart:data-point chart:repeated="21"/>
          </chart:series>
          <chart:series chart:style-name="ch11" chart:values-cell-range-address="task2_cz.D2:task2_cz.D22" chart:label-cell-address="task2_cz.D1:task2_cz.D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task2_cz.B1:task2_cz.B1</svg:desc>
                </draw:g>
              </table:table-cell>
              <table:table-cell office:value-type="string">
                <text:p>increased l3</text:p>
                <draw:g>
                  <svg:desc>task2_cz.C1:task2_cz.C1</svg:desc>
                </draw:g>
              </table:table-cell>
              <table:table-cell office:value-type="string">
                <text:p>decreased l3</text:p>
                <draw:g>
                  <svg:desc>task2_cz.D1:task2_cz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+10%</text:p>
                <draw:g>
                  <svg:desc>task2_cz.A2:task2_cz.A22</svg:desc>
                </draw:g>
              </table:table-cell>
              <table:table-cell office:value-type="float" office:value="10.220183">
                <text:p>10.220183</text:p>
                <draw:g>
                  <svg:desc>task2_cz.B2:task2_cz.B22</svg:desc>
                </draw:g>
              </table:table-cell>
              <table:table-cell office:value-type="float" office:value="10.224665">
                <text:p>10.224665</text:p>
                <draw:g>
                  <svg:desc>task2_cz.C2:task2_cz.C22</svg:desc>
                </draw:g>
              </table:table-cell>
              <table:table-cell office:value-type="float" office:value="NaN">
                <text:p>NaN</text:p>
                <draw:g>
                  <svg:desc>task2_cz.D2:task2_cz.D22</svg:desc>
                </draw:g>
              </table:table-cell>
            </table:table-row>
            <table:table-row>
              <table:table-cell office:value-type="string">
                <text:p>+20%</text:p>
              </table:table-cell>
              <table:table-cell office:value-type="float" office:value="10.220183">
                <text:p>10.220183</text:p>
              </table:table-cell>
              <table:table-cell office:value-type="float" office:value="10.254126">
                <text:p>10.254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30%</text:p>
              </table:table-cell>
              <table:table-cell office:value-type="float" office:value="10.220183">
                <text:p>10.220183</text:p>
              </table:table-cell>
              <table:table-cell office:value-type="float" office:value="10.306235">
                <text:p>10.306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40%</text:p>
              </table:table-cell>
              <table:table-cell office:value-type="float" office:value="10.220183">
                <text:p>10.220183</text:p>
              </table:table-cell>
              <table:table-cell office:value-type="float" office:value="10.382028">
                <text:p>10.382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50%</text:p>
              </table:table-cell>
              <table:table-cell office:value-type="float" office:value="10.220183">
                <text:p>10.220183</text:p>
              </table:table-cell>
              <table:table-cell office:value-type="float" office:value="10.485595">
                <text:p>10.485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60%</text:p>
              </table:table-cell>
              <table:table-cell office:value-type="float" office:value="10.220183">
                <text:p>10.220183</text:p>
              </table:table-cell>
              <table:table-cell office:value-type="float" office:value="10.625398">
                <text:p>10.625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70%</text:p>
              </table:table-cell>
              <table:table-cell office:value-type="float" office:value="10.220183">
                <text:p>10.220183</text:p>
              </table:table-cell>
              <table:table-cell office:value-type="float" office:value="10.818398">
                <text:p>10.818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80%</text:p>
              </table:table-cell>
              <table:table-cell office:value-type="float" office:value="10.220183">
                <text:p>10.220183</text:p>
              </table:table-cell>
              <table:table-cell office:value-type="float" office:value="11.103174">
                <text:p>11.103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90%</text:p>
              </table:table-cell>
              <table:table-cell office:value-type="float" office:value="10.220183">
                <text:p>10.220183</text:p>
              </table:table-cell>
              <table:table-cell office:value-type="float" office:value="11.600713">
                <text:p>11.600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95%</text:p>
              </table:table-cell>
              <table:table-cell office:value-type="float" office:value="10.220183">
                <text:p>10.220183</text:p>
              </table:table-cell>
              <table:table-cell office:value-type="float" office:value="12.093014">
                <text:p>12.093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99%</text:p>
              </table:table-cell>
              <table:table-cell office:value-type="float" office:value="10.220183">
                <text:p>10.220183</text:p>
              </table:table-cell>
              <table:table-cell office:value-type="float" office:value="13.165277">
                <text:p>13.165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%</text:p>
              </table:table-cell>
              <table:table-cell office:value-type="float" office:value="10.220183">
                <text:p>10.220183</text:p>
              </table:table-cell>
              <table:table-cell office:value-type="float" office:value="NaN">
                <text:p>NaN</text:p>
              </table:table-cell>
              <table:table-cell office:value-type="float" office:value="10.223369">
                <text:p>10.223369</text:p>
              </table:table-cell>
            </table:table-row>
            <table:table-row>
              <table:table-cell office:value-type="string">
                <text:p>80%</text:p>
              </table:table-cell>
              <table:table-cell office:value-type="float" office:value="10.220183">
                <text:p>10.220183</text:p>
              </table:table-cell>
              <table:table-cell office:value-type="float" office:value="NaN">
                <text:p>NaN</text:p>
              </table:table-cell>
              <table:table-cell office:value-type="float" office:value="10.228451">
                <text:p>10.228451</text:p>
              </table:table-cell>
            </table:table-row>
            <table:table-row>
              <table:table-cell office:value-type="string">
                <text:p>70%</text:p>
              </table:table-cell>
              <table:table-cell office:value-type="float" office:value="10.220183">
                <text:p>10.220183</text:p>
              </table:table-cell>
              <table:table-cell office:value-type="float" office:value="NaN">
                <text:p>NaN</text:p>
              </table:table-cell>
              <table:table-cell office:value-type="float" office:value="10.235684">
                <text:p>10.235684</text:p>
              </table:table-cell>
            </table:table-row>
            <table:table-row>
              <table:table-cell office:value-type="string">
                <text:p>60%</text:p>
              </table:table-cell>
              <table:table-cell office:value-type="float" office:value="10.220183">
                <text:p>10.220183</text:p>
              </table:table-cell>
              <table:table-cell office:value-type="float" office:value="NaN">
                <text:p>NaN</text:p>
              </table:table-cell>
              <table:table-cell office:value-type="float" office:value="10.245417">
                <text:p>10.245417</text:p>
              </table:table-cell>
            </table:table-row>
            <table:table-row>
              <table:table-cell office:value-type="string">
                <text:p>50%</text:p>
              </table:table-cell>
              <table:table-cell office:value-type="float" office:value="10.220183">
                <text:p>10.220183</text:p>
              </table:table-cell>
              <table:table-cell office:value-type="float" office:value="NaN">
                <text:p>NaN</text:p>
              </table:table-cell>
              <table:table-cell office:value-type="float" office:value="10.258154">
                <text:p>10.258154</text:p>
              </table:table-cell>
            </table:table-row>
            <table:table-row>
              <table:table-cell office:value-type="string">
                <text:p>40%</text:p>
              </table:table-cell>
              <table:table-cell office:value-type="float" office:value="10.220183">
                <text:p>10.220183</text:p>
              </table:table-cell>
              <table:table-cell office:value-type="float" office:value="NaN">
                <text:p>NaN</text:p>
              </table:table-cell>
              <table:table-cell office:value-type="float" office:value="10.274664">
                <text:p>10.274664</text:p>
              </table:table-cell>
            </table:table-row>
            <table:table-row>
              <table:table-cell office:value-type="string">
                <text:p>30%</text:p>
              </table:table-cell>
              <table:table-cell office:value-type="float" office:value="10.220183">
                <text:p>10.220183</text:p>
              </table:table-cell>
              <table:table-cell office:value-type="float" office:value="NaN">
                <text:p>NaN</text:p>
              </table:table-cell>
              <table:table-cell office:value-type="float" office:value="10.296231">
                <text:p>10.296231</text:p>
              </table:table-cell>
            </table:table-row>
            <table:table-row>
              <table:table-cell office:value-type="string">
                <text:p>20%</text:p>
              </table:table-cell>
              <table:table-cell office:value-type="float" office:value="10.220183">
                <text:p>10.220183</text:p>
              </table:table-cell>
              <table:table-cell office:value-type="float" office:value="NaN">
                <text:p>NaN</text:p>
              </table:table-cell>
              <table:table-cell office:value-type="float" office:value="10.325334">
                <text:p>10.325334</text:p>
              </table:table-cell>
            </table:table-row>
            <table:table-row>
              <table:table-cell office:value-type="string">
                <text:p>10%</text:p>
              </table:table-cell>
              <table:table-cell office:value-type="float" office:value="10.220183">
                <text:p>10.220183</text:p>
              </table:table-cell>
              <table:table-cell office:value-type="float" office:value="NaN">
                <text:p>NaN</text:p>
              </table:table-cell>
              <table:table-cell office:value-type="float" office:value="10.36831">
                <text:p>10.36831</text:p>
              </table:table-cell>
            </table:table-row>
            <table:table-row>
              <table:table-cell office:value-type="string">
                <text:p>0%</text:p>
              </table:table-cell>
              <table:table-cell office:value-type="float" office:value="10.220183">
                <text:p>10.220183</text:p>
              </table:table-cell>
              <table:table-cell office:value-type="float" office:value="NaN">
                <text:p>NaN</text:p>
              </table:table-cell>
              <table:table-cell office:value-type="float" office:value="10.4889">
                <text:p>10.48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